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u@skillologies:~$ mongo</text:p>
      <text:p text:style-name="P1">MongoDB shell version v3.6.8</text:p>
      <text:p text:style-name="P1">connecting to: mongodb://127.0.0.1:27017</text:p>
      <text:p text:style-name="P1">Implicit session: session { "id" : UUID("d033c9e7-5d8f-45c4-a759-7c664089291f") }</text:p>
      <text:p text:style-name="P1">MongoDB server version: 3.6.8</text:p>
      <text:p text:style-name="P1">Server has startup warnings: </text:p>
      <text:p text:style-name="P1">2023-04-26T10:34:33.103+0530 I STORAGE <text:s/>[initandlisten] </text:p>
      <text:p text:style-name="P1">2023-04-26T10:34:33.103+0530 I STORAGE <text:s/>[initandlisten] ** WARNING: Using the XFS filesystem is strongly recommended with the WiredTiger storage engine</text:p>
      <text:p text:style-name="P1">2023-04-26T10:34:33.103+0530 I STORAGE <text:s/>[initandlisten] ** <text:s text:c="9"/>See http://dochub.mongodb.org/core/prodnotes-filesystem</text:p>
      <text:p text:style-name="P1">2023-04-26T10:34:41.873+0530 I CONTROL <text:s/>[initandlisten] </text:p>
      <text:p text:style-name="P1">2023-04-26T10:34:41.874+0530 I CONTROL <text:s/>[initandlisten] ** WARNING: Access control is not enabled for the database.</text:p>
      <text:p text:style-name="P1">2023-04-26T10:34:41.874+0530 I CONTROL <text:s/>[initandlisten] ** <text:s text:c="9"/>Read and write access to data and configuration is unrestricted.</text:p>
      <text:p text:style-name="P1">2023-04-26T10:34:41.874+0530 I CONTROL <text:s/>[initandlisten] </text:p>
      <text:p text:style-name="P1">&gt; </text:p>
      <text:p text:style-name="P1"/>
      <text:p text:style-name="P1"/>
      <text:p text:style-name="P1"/>
      <text:p text:style-name="P1"/>
      <text:p text:style-name="P1">&gt; use pddbda</text:p>
      <text:p text:style-name="P1">switched to db pddbda</text:p>
      <text:p text:style-name="P1">&gt; show collections</text:p>
      <text:p text:style-name="P1">&gt; use pgdbda</text:p>
      <text:p text:style-name="P1">switched to db pgdbda</text:p>
      <text:p text:style-name="P1">&gt; show collections</text:p>
      <text:p text:style-name="P1">mydata</text:p>
      <text:p text:style-name="P1">restaurant</text:p>
      <text:p text:style-name="P1">student</text:p>
      <text:p text:style-name="P1">&gt; db.student.find()</text:p>
      <text:p text:style-name="P1">{ "_id" : ObjectId("64532016b4079d5555a82e49"), "roll" : 1, "name" : "Raju", "marks" : 67.88, "college" : "cdac" }</text:p>
      <text:p text:style-name="P1">{ "_id" : ObjectId("645325a1617ba227d82d2001"), "roll" : 2, "name" : "Pramod", "marks" : 89.23, "college" : "cdac" }</text:p>
      <text:p text:style-name="P1">{ "_id" : ObjectId("645325b7617ba227d82d2002"), "roll" : 3, "name" : "Priya", "marks" : 70.23, "class" : "TY", "age" : 20, "college" : "cdac" }</text:p>
      <text:p text:style-name="P1">{ "_id" : ObjectId("645325dc617ba227d82d2004"), "roll" : 5, "name" : "Akash", "class" : "SY", "marks" : 61.33, "age" : 21, "college" : "cdac" }</text:p>
      <text:p text:style-name="P1">&gt; db.student.find({},{'_id':0})</text:p>
      <text:p text:style-name="P1">{ "roll" : 1, "name" : "Raju", "marks" : 67.88, "college" : "cdac" }</text:p>
      <text:p text:style-name="P1">{ "roll" : 2, "name" : "Pramod", "marks" : 89.23, "college" : "cdac" }</text:p>
      <text:p text:style-name="P1">{ "roll" : 3, "name" : "Priya", "marks" : 70.23, "class" : "TY", "age" : 20, "college" : "cdac" }</text:p>
      <text:p text:style-name="P1">{ "roll" : 5, "name" : "Akash", "class" : "SY", "marks" : 61.33, "age" : 21, "college" : "cdac" }</text:p>
      <text:p text:style-name="P1"><text:soft-page-break/>&gt; </text:p>
      <text:p text:style-name="P1">&gt; db.student.find({},{'_id':0}).pretty()</text:p>
      <text:p text:style-name="P1">{ "roll" : 1, "name" : "Raju", "marks" : 67.88, "college" : "cdac" }</text:p>
      <text:p text:style-name="P1">{ "roll" : 2, "name" : "Pramod", "marks" : 89.23, "college" : "cdac" }</text:p>
      <text:p text:style-name="P1">{</text:p>
      <text:p text:style-name="P1"><text:tab/>"roll" : 3,</text:p>
      <text:p text:style-name="P1"><text:tab/>"name" : "Priya",</text:p>
      <text:p text:style-name="P1"><text:tab/>"marks" : 70.23,</text:p>
      <text:p text:style-name="P1"><text:tab/>"class" : "TY",</text:p>
      <text:p text:style-name="P1"><text:tab/>"age" : 20,</text:p>
      <text:p text:style-name="P1"><text:tab/>"college" : "cdac"</text:p>
      <text:p text:style-name="P1">}</text:p>
      <text:p text:style-name="P1">{</text:p>
      <text:p text:style-name="P1"><text:tab/>"roll" : 5,</text:p>
      <text:p text:style-name="P1"><text:tab/>"name" : "Akash",</text:p>
      <text:p text:style-name="P1"><text:tab/>"class" : "SY",</text:p>
      <text:p text:style-name="P1"><text:tab/>"marks" : 61.33,</text:p>
      <text:p text:style-name="P1"><text:tab/>"age" : 21,</text:p>
      <text:p text:style-name="P1"><text:tab/>"college" : "cdac"</text:p>
      <text:p text:style-name="P1">}</text:p>
      <text:p text:style-name="P1">&gt; db.student.findOne({},{'_id':0}).pretty()</text:p>
      <text:p text:style-name="P1">2023-05-04T17:46:51.543+0530 E QUERY <text:s text:c="3"/>[thread1] TypeError: db.student.findOne(...).pretty is not a function :</text:p>
      <text:p text:style-name="P1">@(shell):1:1</text:p>
      <text:p text:style-name="P1">&gt; </text:p>
      <text:p text:style-name="P1">&gt; db.student.findOne({},{'_id':0})</text:p>
      <text:p text:style-name="P1">{ "roll" : 1, "name" : "Raju", "marks" : 67.88, "college" : "cdac" }</text:p>
      <text:p text:style-name="P1">&gt; db.student.find({},{'_id':0,name:0})</text:p>
      <text:p text:style-name="P1">{ "roll" : 1, "marks" : 67.88, "college" : "cdac" }</text:p>
      <text:p text:style-name="P1">{ "roll" : 2, "marks" : 89.23, "college" : "cdac" }</text:p>
      <text:p text:style-name="P1">{ "roll" : 3, "marks" : 70.23, "class" : "TY", "age" : 20, "college" : "cdac" }</text:p>
      <text:p text:style-name="P1">{ "roll" : 5, "class" : "SY", "marks" : 61.33, "age" : 21, "college" : "cdac" }</text:p>
      <text:p text:style-name="P1">&gt; db.student.find({},{'_id':0,name:0,age:0})</text:p>
      <text:p text:style-name="P1">{ "roll" : 1, "marks" : 67.88, "college" : "cdac" }</text:p>
      <text:p text:style-name="P1">{ "roll" : 2, "marks" : 89.23, "college" : "cdac" }</text:p>
      <text:p text:style-name="P1">{ "roll" : 3, "marks" : 70.23, "class" : "TY", "college" : "cdac" }</text:p>
      <text:p text:style-name="P1">{ "roll" : 5, "class" : "SY", "marks" : 61.33, "college" : "cdac" }</text:p>
      <text:p text:style-name="P1">&gt; db.student.find({},{'_id':0,name:0,age:0,marks:1})</text:p>
      <text:p text:style-name="P1">Error: error: {</text:p>
      <text:p text:style-name="P1"><text:tab/>"ok" : 0,</text:p>
      <text:p text:style-name="P1"><text:tab/>"errmsg" : "Projection cannot have a mix of inclusion and exclusion.",</text:p>
      <text:p text:style-name="P1"><text:tab/>"code" : 2,</text:p>
      <text:p text:style-name="P1"><text:tab/>"codeName" : "BadValue"</text:p>
      <text:p text:style-name="P1">}</text:p>
      <text:p text:style-name="P1">&gt; db.student.find({},{marks:1})</text:p>
      <text:p text:style-name="P1"><text:soft-page-break/>{ "_id" : ObjectId("64532016b4079d5555a82e49"), "marks" : 67.88 }</text:p>
      <text:p text:style-name="P1">{ "_id" : ObjectId("645325a1617ba227d82d2001"), "marks" : 89.23 }</text:p>
      <text:p text:style-name="P1">{ "_id" : ObjectId("645325b7617ba227d82d2002"), "marks" : 70.23 }</text:p>
      <text:p text:style-name="P1">{ "_id" : ObjectId("645325dc617ba227d82d2004"), "marks" : 61.33 }</text:p>
      <text:p text:style-name="P1">&gt; db.student.find({},{_id:0,marks:1})</text:p>
      <text:p text:style-name="P1">{ "marks" : 67.88 }</text:p>
      <text:p text:style-name="P1">{ "marks" : 89.23 }</text:p>
      <text:p text:style-name="P1">{ "marks" : 70.23 }</text:p>
      <text:p text:style-name="P1">{ "marks" : 61.33 }</text:p>
      <text:p text:style-name="P1">&gt; db.student.find({},{_id:0,name:1,marks:1})</text:p>
      <text:p text:style-name="P1">{ "name" : "Raju", "marks" : 67.88 }</text:p>
      <text:p text:style-name="P1">{ "name" : "Pramod", "marks" : 89.23 }</text:p>
      <text:p text:style-name="P1">{ "name" : "Priya", "marks" : 70.23 }</text:p>
      <text:p text:style-name="P1">{ "name" : "Akash", "marks" : 61.33 }</text:p>
      <text:p text:style-name="P1">&gt; db.student.find({marks:{$gt:70}},{_id:0,name:1,marks:1})</text:p>
      <text:p text:style-name="P1">{ "name" : "Pramod", "marks" : 89.23 }</text:p>
      <text:p text:style-name="P1">{ "name" : "Priya", "marks" : 70.23 }</text:p>
      <text:p text:style-name="P1">&gt; db.student.find({},{_id:0,name:1,marks:1}).limit(2)</text:p>
      <text:p text:style-name="P1">{ "name" : "Raju", "marks" : 67.88 }</text:p>
      <text:p text:style-name="P1">{ "name" : "Pramod", "marks" : 89.23 }</text:p>
      <text:p text:style-name="P1">&gt; db.student.find({},{_id:0,name:1,marks:1}).limit(2).pretty()</text:p>
      <text:p text:style-name="P1">{ "name" : "Raju", "marks" : 67.88 }</text:p>
      <text:p text:style-name="P1">{ "name" : "Pramod", "marks" : 89.23 }</text:p>
      <text:p text:style-name="P1">&gt; db.student.find({},{_id:0}).limit(2).pretty()</text:p>
      <text:p text:style-name="P1">{ "roll" : 1, "name" : "Raju", "marks" : 67.88, "college" : "cdac" }</text:p>
      <text:p text:style-name="P1">{ "roll" : 2, "name" : "Pramod", "marks" : 89.23, "college" : "cdac" }</text:p>
      <text:p text:style-name="P1">&gt; </text:p>
      <text:p text:style-name="P1">&gt; db.student.find({},{_id:0})</text:p>
      <text:p text:style-name="P1">{ "roll" : 1, "name" : "Raju", "marks" : 67.88, "college" : "cdac" }</text:p>
      <text:p text:style-name="P1">{ "roll" : 2, "name" : "Pramod", "marks" : 89.23, "college" : "cdac" }</text:p>
      <text:p text:style-name="P1">{ "roll" : 3, "name" : "Priya", "marks" : 70.23, "class" : "TY", "age" : 20, "college" : "cdac" }</text:p>
      <text:p text:style-name="P1">{ "roll" : 5, "name" : "Akash", "class" : "SY", "marks" : 61.33, "age" : 21, "college" : "cdac" }</text:p>
      <text:p text:style-name="P1">&gt; db.student.find({},{_id:0}).skip(2)</text:p>
      <text:p text:style-name="P1">{ "roll" : 3, "name" : "Priya", "marks" : 70.23, "class" : "TY", "age" : 20, "college" : "cdac" }</text:p>
      <text:p text:style-name="P1">{ "roll" : 5, "name" : "Akash", "class" : "SY", "marks" : 61.33, "age" : 21, "college" : "cdac" }</text:p>
      <text:p text:style-name="P1">&gt; db.student.find({},{_id:0}).skip(2).limit(1)</text:p>
      <text:p text:style-name="P1">{ "roll" : 3, "name" : "Priya", "marks" : 70.23, "class" : "TY", "age" : 20, "college" : "cdac" }</text:p>
      <text:p text:style-name="P1">&gt; </text:p>
      <text:p text:style-name="P1"/>
      <text:p text:style-name="P1"/>
      <text:p text:style-name="P1">&gt; db.student.find({},{_id:0}).sort({'class':1})</text:p>
      <text:p text:style-name="P1">{ "roll" : 1, "name" : "Raju", "marks" : 67.88, "college" : "cdac" }</text:p>
      <text:p text:style-name="P1"><text:soft-page-break/>{ "roll" : 2, "name" : "Pramod", "marks" : 89.23, "college" : "cdac" }</text:p>
      <text:p text:style-name="P1">{ "roll" : 5, "name" : "Akash", "class" : "SY", "marks" : 61.33, "age" : 21, "college" : "cdac" }</text:p>
      <text:p text:style-name="P1">{ "roll" : 3, "name" : "Priya", "marks" : 70.23, "class" : "TY", "age" : 20, "college" : "cdac" }</text:p>
      <text:p text:style-name="P1">&gt; db.student.find({},{_id:0}).sort({'marks':1})</text:p>
      <text:p text:style-name="P1">{ "roll" : 5, "name" : "Akash", "class" : "SY", "marks" : 61.33, "age" : 21, "college" : "cdac" }</text:p>
      <text:p text:style-name="P1">{ "roll" : 1, "name" : "Raju", "marks" : 67.88, "college" : "cdac" }</text:p>
      <text:p text:style-name="P1">{ "roll" : 3, "name" : "Priya", "marks" : 70.23, "class" : "TY", "age" : 20, "college" : "cdac" }</text:p>
      <text:p text:style-name="P1">{ "roll" : 2, "name" : "Pramod", "marks" : 89.23, "college" : "cdac" }</text:p>
      <text:p text:style-name="P1">&gt; db.student.find({},{_id:0}).sort({'marks':-11})</text:p>
      <text:p text:style-name="P1">Error: error: {</text:p>
      <text:p text:style-name="P1"><text:tab/>"ok" : 0,</text:p>
      <text:p text:style-name="P1"><text:tab/>"errmsg" : "bad sort specification",</text:p>
      <text:p text:style-name="P1"><text:tab/>"code" : 2,</text:p>
      <text:p text:style-name="P1"><text:tab/>"codeName" : "BadValue"</text:p>
      <text:p text:style-name="P1">}</text:p>
      <text:p text:style-name="P1">&gt; db.student.find({},{_id:0}).sort({'marks':-1})</text:p>
      <text:p text:style-name="P1">{ "roll" : 2, "name" : "Pramod", "marks" : 89.23, "college" : "cdac" }</text:p>
      <text:p text:style-name="P1">{ "roll" : 3, "name" : "Priya", "marks" : 70.23, "class" : "TY", "age" : 20, "college" : "cdac" }</text:p>
      <text:p text:style-name="P1">{ "roll" : 1, "name" : "Raju", "marks" : 67.88, "college" : "cdac" }</text:p>
      <text:p text:style-name="P1">{ "roll" : 5, "name" : "Akash", "class" : "SY", "marks" : 61.33, "age" : 21, "college" : "cdac" }</text:p>
      <text:p text:style-name="P1">&gt; db.restaurant.find({cuisine:{$ne:'American'},grade:'A',city:{$ne:'Brooklyn'}}).pretty()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tab/>"city" : "Texas"</text:p>
      <text:p text:style-name="P1">}</text:p>
      <text:p text:style-name="P1">&gt; db.restaurant.find({cuisine:{$ne:'American'},grade:'A',city:{$ne:'Brooklyn'}}).pretty().sort({'cuisine':1})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soft-page-break/><text:tab/>"city" : "Texas"</text:p>
      <text:p text:style-name="P1">}</text:p>
      <text:p text:style-name="P1">&gt; db.restaurant.find({cuisine:{$ne:'American'}).pretty().sort({'cuisine':1})</text:p>
      <text:p text:style-name="P1">... }</text:p>
      <text:p text:style-name="P1">2023-05-04T18:08:08.300+0530 E QUERY <text:s text:c="3"/>[thread1] SyntaxError: missing } after property list @(shell):1:44</text:p>
      <text:p text:style-name="P1">&gt; </text:p>
      <text:p text:style-name="P1">&gt; db.restaurant.find({cuisine:{$ne:'American'}}).pretty().sort({'cuisine':1})</text:p>
      <text:p text:style-name="P1">{</text:p>
      <text:p text:style-name="P1"><text:tab/>"_id" : ObjectId("64534537617ba227d82d2008"),</text:p>
      <text:p text:style-name="P1"><text:tab/>"name" : "First",</text:p>
      <text:p text:style-name="P1"><text:tab/>"cuisine" : "Indian",</text:p>
      <text:p text:style-name="P1"><text:tab/>"score" : 87.12,</text:p>
      <text:p text:style-name="P1"><text:tab/>"grade" : "B",</text:p>
      <text:p text:style-name="P1"><text:tab/>"long" : 56.78,</text:p>
      <text:p text:style-name="P1"><text:tab/>"latt" : 89.23,</text:p>
      <text:p text:style-name="P1"><text:tab/>"city" : "New York"</text:p>
      <text:p text:style-name="P1">}</text:p>
      <text:p text:style-name="P1">{</text:p>
      <text:p text:style-name="P1"><text:tab/>"_id" : ObjectId("645345f0617ba227d82d200c"),</text:p>
      <text:p text:style-name="P1"><text:tab/>"name" : "Fifth",</text:p>
      <text:p text:style-name="P1"><text:tab/>"cuisine" : "Indian",</text:p>
      <text:p text:style-name="P1"><text:tab/>"score" : 77.94,</text:p>
      <text:p text:style-name="P1"><text:tab/>"grade" : "B",</text:p>
      <text:p text:style-name="P1"><text:tab/>"long" : 75.12,</text:p>
      <text:p text:style-name="P1"><text:tab/>"latt" : 79.99,</text:p>
      <text:p text:style-name="P1"><text:tab/>"city" : "Log Angeles"</text:p>
      <text:p text:style-name="P1">}</text:p>
      <text:p text:style-name="P1">{</text:p>
      <text:p text:style-name="P1"><text:tab/>"_id" : ObjectId("645345c5617ba227d82d200b"),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tab/>"city" : "Texas"</text:p>
      <text:p text:style-name="P1">}</text:p>
      <text:p text:style-name="P1">&gt; db.restaurant.find({cuisine:{$ne:'American'}},{_id=0}).pretty().sort({'cuisine':1})</text:p>
      <text:p text:style-name="P1">2023-05-04T18:09:02.034+0530 E QUERY <text:s text:c="3"/>[thread1] SyntaxError: missing : after property id @(shell):1:50</text:p>
      <text:p text:style-name="P1">&gt; db.restaurant.find({cuisine:{$ne:'American'}},{_id:0}).pretty().sort({'cuisine':1})</text:p>
      <text:p text:style-name="P1">{</text:p>
      <text:p text:style-name="P1"><text:tab/>"name" : "First",</text:p>
      <text:p text:style-name="P1"><text:tab/>"cuisine" : "Indian",</text:p>
      <text:p text:style-name="P1"><text:tab/>"score" : 87.12,</text:p>
      <text:p text:style-name="P1"><text:tab/>"grade" : "B",</text:p>
      <text:p text:style-name="P1"><text:tab/>"long" : 56.78,</text:p>
      <text:p text:style-name="P1"><text:tab/>"latt" : 89.23,</text:p>
      <text:p text:style-name="P1"><text:soft-page-break/><text:tab/>"city" : "New York"</text:p>
      <text:p text:style-name="P1">}</text:p>
      <text:p text:style-name="P1">{</text:p>
      <text:p text:style-name="P1"><text:tab/>"name" : "Fifth",</text:p>
      <text:p text:style-name="P1"><text:tab/>"cuisine" : "Indian",</text:p>
      <text:p text:style-name="P1"><text:tab/>"score" : 77.94,</text:p>
      <text:p text:style-name="P1"><text:tab/>"grade" : "B",</text:p>
      <text:p text:style-name="P1"><text:tab/>"long" : 75.12,</text:p>
      <text:p text:style-name="P1"><text:tab/>"latt" : 79.99,</text:p>
      <text:p text:style-name="P1"><text:tab/>"city" : "Log Angeles"</text:p>
      <text:p text:style-name="P1">}</text:p>
      <text:p text:style-name="P1">{</text:p>
      <text:p text:style-name="P1"><text:tab/>"name" : "Fourth",</text:p>
      <text:p text:style-name="P1"><text:tab/>"cuisine" : "Mexican",</text:p>
      <text:p text:style-name="P1"><text:tab/>"score" : 82.89,</text:p>
      <text:p text:style-name="P1"><text:tab/>"grade" : "A",</text:p>
      <text:p text:style-name="P1"><text:tab/>"long" : 72.89,</text:p>
      <text:p text:style-name="P1"><text:tab/>"latt" : 77.89,</text:p>
      <text:p text:style-name="P1"><text:tab/>"city" : "Texas"</text:p>
      <text:p text:style-name="P1">}</text:p>
      <text:p text:style-name="P1">&gt; </text:p>
      <text:p text:style-name="P1">&gt; db.student.aggregate([{$group:{_id:"",Add:{$sum:$marks}}}])</text:p>
      <text:p text:style-name="P1">2023-05-04T18:38:06.580+0530 E QUERY <text:s text:c="3"/>[thread1] ReferenceError: $marks is not defined :</text:p>
      <text:p text:style-name="P1">@(shell):1:44</text:p>
      <text:p text:style-name="P1">&gt; db.student.aggregate([{$group:{_id:"",Add:{$sum:$marks}}}]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student.aggregate([{$group:{_id:"",Add:{$sum:$marks}}}])</text:p>
      <text:p text:style-name="P1">2023-05-04T18:38:40.629+0530 E QUERY <text:s text:c="3"/>[thread1] ReferenceError: $marks is not defined :</text:p>
      <text:p text:style-name="P1">@(shell):1:44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student.aggregate([{$group:{_id:"",Add:{$sum:'$marks'}}}])</text:p>
      <text:p text:style-name="P1">{ "_id" : "", "Add" : 288.67 }</text:p>
      <text:p text:style-name="P1">&gt; db.student.aggregate([{$group:{_id:"$class",Add:{$sum:'$marks'}}}])</text:p>
      <text:p text:style-name="P1">{ "_id" : "SY", "Add" : 61.33 }</text:p>
      <text:p text:style-name="P1">{ "_id" : "TY", "Add" : 70.23 }</text:p>
      <text:p text:style-name="P1">{ "_id" : null, "Add" : 157.11 }</text:p>
      <text:p text:style-name="P1">&gt; db.student.aggregate([{$group:{_id:"",Max:{$max:'$marks'}}}])</text:p>
      <text:p text:style-name="P1">{ "_id" : "", "Max" : 89.23 }</text:p>
      <text:p text:style-name="P1">&gt; db.student.aggregate([{$group:{_id:"",Min:{$min:'$marks'}}}])</text:p>
      <text:p text:style-name="P1">{ "_id" : "", "Min" : 61.33 }</text:p>
      <text:p text:style-name="P1">&gt; db.student.aggregate([{$group:{_id:"",Min:{$avg:'$marks'}}}])</text:p>
      <text:p text:style-name="P1">{ "_id" : "", "Min" : 72.1675 }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>&gt; db.student.aggregate([{$group:{_id:"",Add:{$sum:'$marks'}}}])</text:p>
      <text:p text:style-name="P1">{ "_id" : "", "Add" : 288.67 }</text:p>
      <text:p text:style-name="P1">&gt; db.student.aggregate([{$group:{_id:"",Add:{$sum:'$marks'}}}]).find()</text:p>
      <text:p text:style-name="P1">2023-05-04T18:43:56.986+0530 E QUERY <text:s text:c="3"/>[thread1] TypeError: db.student.aggregate(...).find is not a function :</text:p>
      <text:p text:style-name="P1">@(shell):1:1</text:p>
      <text:p text:style-name="P1">&gt; db.student.find().aggregate([{$group:{_id:"",Add:{$sum:'$marks'}}}])</text:p>
      <text:p text:style-name="P1">2023-05-04T18:44:14.421+0530 E QUERY <text:s text:c="3"/>[thread1] TypeError: db.student.find(...).aggregate is not a function :</text:p>
      <text:p text:style-name="P1">@(shell):1:1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student().find().count()</text:p>
      <text:p text:style-name="P1"><text:soft-page-break/>2023-05-04T18:44:46.812+0530 E QUERY <text:s text:c="3"/>[thread1] TypeError: db.student is not a function :</text:p>
      <text:p text:style-name="P1">@(shell):1:1</text:p>
      <text:p text:style-name="P1">&gt; db.student.find().count()</text:p>
      <text:p text:style-name="P1">4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 db.student.find().count()</text:p>
      <text:p text:style-name="P1">4</text:p>
      <text:p text:style-name="P1">&gt; db.restaurant.find().count()</text:p>
      <text:p text:style-name="P1">5</text:p>
      <text:p text:style-name="P1">&gt; db.runCommand({distinct:'student',key:'class'})</text:p>
      <text:p text:style-name="P1">{ "values" : [ "TY", "SY" ], "ok" : 1 }</text:p>
      <text:p text:style-name="P1">&gt; db.runCommand({distinct:'restaurant',key:'city'})</text:p>
      <text:p text:style-name="P1">{</text:p>
      <text:p text:style-name="P1"><text:tab/>"values" : [</text:p>
      <text:p text:style-name="P1"><text:tab/><text:tab/>"New York",</text:p>
      <text:p text:style-name="P1"><text:tab/><text:tab/>"Washington DC",</text:p>
      <text:p text:style-name="P1"><text:tab/><text:tab/>"Brooklyn",</text:p>
      <text:p text:style-name="P1"><text:tab/><text:tab/>"Texas",</text:p>
      <text:p text:style-name="P1"><text:tab/><text:tab/>"Log Angeles"</text:p>
      <text:p text:style-name="P1"><text:tab/>],</text:p>
      <text:p text:style-name="P1"><text:tab/>"ok" : 1</text:p>
      <text:p text:style-name="P1">}</text:p>
      <text:p text:style-name="P1">&gt; db.runCommand({distinct:'restaurant',key:'cuisine'})</text:p>
      <text:p text:style-name="P1">{ "values" : [ "Indian", "American", "Mexican" ], "ok" : 1 }</text:p>
      <text:p text:style-name="P1">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2:01:00.666876508</meta:creation-date>
    <dc:date>2023-05-05T12:01:19.891720153</dc:date>
    <meta:editing-duration>PT19S</meta:editing-duration>
    <meta:editing-cycles>1</meta:editing-cycles>
    <meta:document-statistic meta:table-count="0" meta:image-count="0" meta:object-count="0" meta:page-count="8" meta:paragraph-count="281" meta:word-count="1492" meta:character-count="10512" meta:non-whitespace-character-count="9142"/>
    <meta:generator>LibreOffice/7.4.1.2$Linux_X86_64 LibreOffice_project/3c58a8f3a960df8bc8fd77b461821e42c061c5f0</meta:generator>
  </office:meta>
</office:document-meta>
</file>